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ortTest" table:style-name="ta1">
        <table:shapes>
          <draw:frame draw:z-index="0" draw:style-name="gr1" draw:text-style-name="P1" svg:width="1120.28pt" svg:height="347.1pt" svg:x="351.04pt" svg:y="267.31pt">
            <loext:p draw:notify-on-update-of-ranges="shortTest.A1:shortTest.A49 shortTest.C1:shortTest.C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03.24pt" svg:height="267.31pt" svg:x="352.63pt" svg:y="1.5pt">
            <loext:p draw:notify-on-update-of-ranges="shortTest.A1:shortTest.A49 shortTest.D1:shortTest.D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-2130708112" calcext:value-type="float">
            <text:p>-2130708112</text:p>
          </table:table-cell>
          <table:table-cell table:formula="of:=IF([.B1:.B49]&lt; -1056966304; -1056966304; [.B1:.B49])" office:value-type="float" office:value="-1056966304" calcext:value-type="float">
            <text:p>-1056966304</text:p>
          </table:table-cell>
          <table:table-cell table:formula="of:=IF([.C1:.C49] &gt;0 ; 1056966304; [.C1:.C49])" office:value-type="float" office:value="-1056966304" calcext:value-type="float">
            <text:p>-1056966304</text:p>
          </table:table-cell>
          <table:table-cell table:style-name="ce1" table:formula="of:=IF([.D1]=[.D2] ; [.A2] = [.A1]; [.A1] = i11i18a1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-2130708104" calcext:value-type="float">
            <text:p>-2130708104</text:p>
          </table:table-cell>
          <table:table-cell table:formula="of:=IF([.B2:.B50]&lt; -1056966304; -1056966304; [.B2:.B50])" office:value-type="float" office:value="-1056966304" calcext:value-type="float">
            <text:p>-1056966304</text:p>
          </table:table-cell>
          <table:table-cell table:formula="of:=IF([.C2:.C50] &gt;0 ; 1056966304; [.C2:.C50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-2130708118" calcext:value-type="float">
            <text:p>-2130708118</text:p>
          </table:table-cell>
          <table:table-cell table:formula="of:=IF([.B3:.B51]&lt; -1056966304; -1056966304; [.B3:.B51])" office:value-type="float" office:value="-1056966304" calcext:value-type="float">
            <text:p>-1056966304</text:p>
          </table:table-cell>
          <table:table-cell table:formula="of:=IF([.C3:.C51] &gt;0 ; 1056966304; [.C3:.C51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16775508" calcext:value-type="float">
            <text:p>16775508</text:p>
          </table:table-cell>
          <table:table-cell table:formula="of:=IF([.B4:.B52]&lt; -1056966304; -1056966304; [.B4:.B52])" office:value-type="float" office:value="16775508" calcext:value-type="float">
            <text:p>16775508</text:p>
          </table:table-cell>
          <table:table-cell table:formula="of:=IF([.C4:.C52] &gt;0 ; 1056966304; [.C4:.C52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-2130708142" calcext:value-type="float">
            <text:p>-2130708142</text:p>
          </table:table-cell>
          <table:table-cell table:formula="of:=IF([.B5:.B53]&lt; -1056966304; -1056966304; [.B5:.B53])" office:value-type="float" office:value="-1056966304" calcext:value-type="float">
            <text:p>-1056966304</text:p>
          </table:table-cell>
          <table:table-cell table:formula="of:=IF([.C5:.C53] &gt;0 ; 1056966304; [.C5:.C53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-2130708122" calcext:value-type="float">
            <text:p>-2130708122</text:p>
          </table:table-cell>
          <table:table-cell table:formula="of:=IF([.B6:.B54]&lt; -1056966304; -1056966304; [.B6:.B54])" office:value-type="float" office:value="-1056966304" calcext:value-type="float">
            <text:p>-1056966304</text:p>
          </table:table-cell>
          <table:table-cell table:formula="of:=IF([.C6:.C54] &gt;0 ; 1056966304; [.C6:.C54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1090517358" calcext:value-type="float">
            <text:p>1090517358</text:p>
          </table:table-cell>
          <table:table-cell table:formula="of:=IF([.B7:.B55]&lt; -1056966304; -1056966304; [.B7:.B55])" office:value-type="float" office:value="1090517358" calcext:value-type="float">
            <text:p>1090517358</text:p>
          </table:table-cell>
          <table:table-cell table:formula="of:=IF([.C7:.C55] &gt;0 ; 1056966304; [.C7:.C55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-1056966303" calcext:value-type="float">
            <text:p>-1056966303</text:p>
          </table:table-cell>
          <table:table-cell table:formula="of:=IF([.B8:.B56]&lt; -1056966304; -1056966304; [.B8:.B56])" office:value-type="float" office:value="-1056966303" calcext:value-type="float">
            <text:p>-1056966303</text:p>
          </table:table-cell>
          <table:table-cell table:formula="of:=IF([.C8:.C56] &gt;0 ; 1056966304; [.C8:.C56])" office:value-type="float" office:value="-1056966303" calcext:value-type="float">
            <text:p>-1056966303</text:p>
          </table:table-cell>
          <table:table-cell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-2130708132" calcext:value-type="float">
            <text:p>-2130708132</text:p>
          </table:table-cell>
          <table:table-cell table:formula="of:=IF([.B9:.B57]&lt; -1056966304; -1056966304; [.B9:.B57])" office:value-type="float" office:value="-1056966304" calcext:value-type="float">
            <text:p>-1056966304</text:p>
          </table:table-cell>
          <table:table-cell table:formula="of:=IF([.C9:.C57] &gt;0 ; 1056966304; [.C9:.C57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-1056966303" calcext:value-type="float">
            <text:p>-1056966303</text:p>
          </table:table-cell>
          <table:table-cell table:formula="of:=IF([.B10:.B58]&lt; -1056966304; -1056966304; [.B10:.B58])" office:value-type="float" office:value="-1056966303" calcext:value-type="float">
            <text:p>-1056966303</text:p>
          </table:table-cell>
          <table:table-cell table:formula="of:=IF([.C10:.C58] &gt;0 ; 1056966304; [.C10:.C58])" office:value-type="float" office:value="-1056966303" calcext:value-type="float">
            <text:p>-1056966303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1090517347" calcext:value-type="float">
            <text:p>1090517347</text:p>
          </table:table-cell>
          <table:table-cell table:formula="of:=IF([.B11:.B59]&lt; -1056966304; -1056966304; [.B11:.B59])" office:value-type="float" office:value="1090517347" calcext:value-type="float">
            <text:p>1090517347</text:p>
          </table:table-cell>
          <table:table-cell table:formula="of:=IF([.C11:.C59] &gt;0 ; 1056966304; [.C11:.C59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16775533" calcext:value-type="float">
            <text:p>16775533</text:p>
          </table:table-cell>
          <table:table-cell table:formula="of:=IF([.B12:.B60]&lt; -1056966304; -1056966304; [.B12:.B60])" office:value-type="float" office:value="16775533" calcext:value-type="float">
            <text:p>16775533</text:p>
          </table:table-cell>
          <table:table-cell table:formula="of:=IF([.C12:.C60] &gt;0 ; 1056966304; [.C12:.C60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-2130708100" calcext:value-type="float">
            <text:p>-2130708100</text:p>
          </table:table-cell>
          <table:table-cell table:formula="of:=IF([.B13:.B61]&lt; -1056966304; -1056966304; [.B13:.B61])" office:value-type="float" office:value="-1056966304" calcext:value-type="float">
            <text:p>-1056966304</text:p>
          </table:table-cell>
          <table:table-cell table:formula="of:=IF([.C13:.C61] &gt;0 ; 1056966304; [.C13:.C61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16775548" calcext:value-type="float">
            <text:p>16775548</text:p>
          </table:table-cell>
          <table:table-cell table:formula="of:=IF([.B14:.B62]&lt; -1056966304; -1056966304; [.B14:.B62])" office:value-type="float" office:value="16775548" calcext:value-type="float">
            <text:p>16775548</text:p>
          </table:table-cell>
          <table:table-cell table:formula="of:=IF([.C14:.C62] &gt;0 ; 1056966304; [.C14:.C62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16775529" calcext:value-type="float">
            <text:p>16775529</text:p>
          </table:table-cell>
          <table:table-cell table:formula="of:=IF([.B15:.B63]&lt; -1056966304; -1056966304; [.B15:.B63])" office:value-type="float" office:value="16775529" calcext:value-type="float">
            <text:p>16775529</text:p>
          </table:table-cell>
          <table:table-cell table:formula="of:=IF([.C15:.C63] &gt;0 ; 1056966304; [.C15:.C63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-2130708136" calcext:value-type="float">
            <text:p>-2130708136</text:p>
          </table:table-cell>
          <table:table-cell table:formula="of:=IF([.B16:.B64]&lt; -1056966304; -1056966304; [.B16:.B64])" office:value-type="float" office:value="-1056966304" calcext:value-type="float">
            <text:p>-1056966304</text:p>
          </table:table-cell>
          <table:table-cell table:formula="of:=IF([.C16:.C64] &gt;0 ; 1056966304; [.C16:.C64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1090517342" calcext:value-type="float">
            <text:p>1090517342</text:p>
          </table:table-cell>
          <table:table-cell table:formula="of:=IF([.B17:.B65]&lt; -1056966304; -1056966304; [.B17:.B65])" office:value-type="float" office:value="1090517342" calcext:value-type="float">
            <text:p>1090517342</text:p>
          </table:table-cell>
          <table:table-cell table:formula="of:=IF([.C17:.C65] &gt;0 ; 1056966304; [.C17:.C65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16775533" calcext:value-type="float">
            <text:p>16775533</text:p>
          </table:table-cell>
          <table:table-cell table:formula="of:=IF([.B18:.B66]&lt; -1056966304; -1056966304; [.B18:.B66])" office:value-type="float" office:value="16775533" calcext:value-type="float">
            <text:p>16775533</text:p>
          </table:table-cell>
          <table:table-cell table:formula="of:=IF([.C18:.C66] &gt;0 ; 1056966304; [.C18:.C66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1090517355" calcext:value-type="float">
            <text:p>1090517355</text:p>
          </table:table-cell>
          <table:table-cell table:formula="of:=IF([.B19:.B67]&lt; -1056966304; -1056966304; [.B19:.B67])" office:value-type="float" office:value="1090517355" calcext:value-type="float">
            <text:p>1090517355</text:p>
          </table:table-cell>
          <table:table-cell table:formula="of:=IF([.C19:.C67] &gt;0 ; 1056966304; [.C19:.C67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-1056966304" calcext:value-type="float">
            <text:p>-1056966304</text:p>
          </table:table-cell>
          <table:table-cell table:formula="of:=IF([.B20:.B68]&lt; -1056966304; -1056966304; [.B20:.B68])" office:value-type="float" office:value="-1056966304" calcext:value-type="float">
            <text:p>-1056966304</text:p>
          </table:table-cell>
          <table:table-cell table:formula="of:=IF([.C20:.C68] &gt;0 ; 1056966304; [.C20:.C68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1090517345" calcext:value-type="float">
            <text:p>1090517345</text:p>
          </table:table-cell>
          <table:table-cell table:formula="of:=IF([.B21:.B69]&lt; -1056966304; -1056966304; [.B21:.B69])" office:value-type="float" office:value="1090517345" calcext:value-type="float">
            <text:p>1090517345</text:p>
          </table:table-cell>
          <table:table-cell table:formula="of:=IF([.C21:.C69] &gt;0 ; 1056966304; [.C21:.C69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1090517349" calcext:value-type="float">
            <text:p>1090517349</text:p>
          </table:table-cell>
          <table:table-cell table:formula="of:=IF([.B22:.B70]&lt; -1056966304; -1056966304; [.B22:.B70])" office:value-type="float" office:value="1090517349" calcext:value-type="float">
            <text:p>1090517349</text:p>
          </table:table-cell>
          <table:table-cell table:formula="of:=IF([.C22:.C70] &gt;0 ; 1056966304; [.C22:.C70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1090517349" calcext:value-type="float">
            <text:p>1090517349</text:p>
          </table:table-cell>
          <table:table-cell table:formula="of:=IF([.B23:.B71]&lt; -1056966304; -1056966304; [.B23:.B71])" office:value-type="float" office:value="1090517349" calcext:value-type="float">
            <text:p>1090517349</text:p>
          </table:table-cell>
          <table:table-cell table:formula="of:=IF([.C23:.C71] &gt;0 ; 1056966304; [.C23:.C71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-2130708121" calcext:value-type="float">
            <text:p>-2130708121</text:p>
          </table:table-cell>
          <table:table-cell table:formula="of:=IF([.B24:.B72]&lt; -1056966304; -1056966304; [.B24:.B72])" office:value-type="float" office:value="-1056966304" calcext:value-type="float">
            <text:p>-1056966304</text:p>
          </table:table-cell>
          <table:table-cell table:formula="of:=IF([.C24:.C72] &gt;0 ; 1056966304; [.C24:.C72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1090517355" calcext:value-type="float">
            <text:p>1090517355</text:p>
          </table:table-cell>
          <table:table-cell table:formula="of:=IF([.B25:.B73]&lt; -1056966304; -1056966304; [.B25:.B73])" office:value-type="float" office:value="1090517355" calcext:value-type="float">
            <text:p>1090517355</text:p>
          </table:table-cell>
          <table:table-cell table:formula="of:=IF([.C25:.C73] &gt;0 ; 1056966304; [.C25:.C73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16775520" calcext:value-type="float">
            <text:p>16775520</text:p>
          </table:table-cell>
          <table:table-cell table:formula="of:=IF([.B26:.B74]&lt; -1056966304; -1056966304; [.B26:.B74])" office:value-type="float" office:value="16775520" calcext:value-type="float">
            <text:p>16775520</text:p>
          </table:table-cell>
          <table:table-cell table:formula="of:=IF([.C26:.C74] &gt;0 ; 1056966304; [.C26:.C74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1090517329" calcext:value-type="float">
            <text:p>1090517329</text:p>
          </table:table-cell>
          <table:table-cell table:formula="of:=IF([.B27:.B75]&lt; -1056966304; -1056966304; [.B27:.B75])" office:value-type="float" office:value="1090517329" calcext:value-type="float">
            <text:p>1090517329</text:p>
          </table:table-cell>
          <table:table-cell table:formula="of:=IF([.C27:.C75] &gt;0 ; 1056966304; [.C27:.C75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-2130708130" calcext:value-type="float">
            <text:p>-2130708130</text:p>
          </table:table-cell>
          <table:table-cell table:formula="of:=IF([.B28:.B76]&lt; -1056966304; -1056966304; [.B28:.B76])" office:value-type="float" office:value="-1056966304" calcext:value-type="float">
            <text:p>-1056966304</text:p>
          </table:table-cell>
          <table:table-cell table:formula="of:=IF([.C28:.C76] &gt;0 ; 1056966304; [.C28:.C76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16775540" calcext:value-type="float">
            <text:p>16775540</text:p>
          </table:table-cell>
          <table:table-cell table:formula="of:=IF([.B29:.B77]&lt; -1056966304; -1056966304; [.B29:.B77])" office:value-type="float" office:value="16775540" calcext:value-type="float">
            <text:p>16775540</text:p>
          </table:table-cell>
          <table:table-cell table:formula="of:=IF([.C29:.C77] &gt;0 ; 1056966304; [.C29:.C77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1090517365" calcext:value-type="float">
            <text:p>1090517365</text:p>
          </table:table-cell>
          <table:table-cell table:formula="of:=IF([.B30:.B78]&lt; -1056966304; -1056966304; [.B30:.B78])" office:value-type="float" office:value="1090517365" calcext:value-type="float">
            <text:p>1090517365</text:p>
          </table:table-cell>
          <table:table-cell table:formula="of:=IF([.C30:.C78] &gt;0 ; 1056966304; [.C30:.C78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1090517360" calcext:value-type="float">
            <text:p>1090517360</text:p>
          </table:table-cell>
          <table:table-cell table:formula="of:=IF([.B31:.B79]&lt; -1056966304; -1056966304; [.B31:.B79])" office:value-type="float" office:value="1090517360" calcext:value-type="float">
            <text:p>1090517360</text:p>
          </table:table-cell>
          <table:table-cell table:formula="of:=IF([.C31:.C79] &gt;0 ; 1056966304; [.C31:.C79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-1056966284" calcext:value-type="float">
            <text:p>-1056966284</text:p>
          </table:table-cell>
          <table:table-cell table:formula="of:=IF([.B32:.B80]&lt; -1056966304; -1056966304; [.B32:.B80])" office:value-type="float" office:value="-1056966284" calcext:value-type="float">
            <text:p>-1056966284</text:p>
          </table:table-cell>
          <table:table-cell table:formula="of:=IF([.C32:.C80] &gt;0 ; 1056966304; [.C32:.C80])" office:value-type="float" office:value="-1056966284" calcext:value-type="float">
            <text:p>-1056966284</text:p>
          </table:table-cell>
          <table:table-cell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1090517367" calcext:value-type="float">
            <text:p>1090517367</text:p>
          </table:table-cell>
          <table:table-cell table:formula="of:=IF([.B33:.B81]&lt; -1056966304; -1056966304; [.B33:.B81])" office:value-type="float" office:value="1090517367" calcext:value-type="float">
            <text:p>1090517367</text:p>
          </table:table-cell>
          <table:table-cell table:formula="of:=IF([.C33:.C81] &gt;0 ; 1056966304; [.C33:.C81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1090517358" calcext:value-type="float">
            <text:p>1090517358</text:p>
          </table:table-cell>
          <table:table-cell table:formula="of:=IF([.B34:.B82]&lt; -1056966304; -1056966304; [.B34:.B82])" office:value-type="float" office:value="1090517358" calcext:value-type="float">
            <text:p>1090517358</text:p>
          </table:table-cell>
          <table:table-cell table:formula="of:=IF([.C34:.C82] &gt;0 ; 1056966304; [.C34:.C82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1090517350" calcext:value-type="float">
            <text:p>1090517350</text:p>
          </table:table-cell>
          <table:table-cell table:formula="of:=IF([.B35:.B83]&lt; -1056966304; -1056966304; [.B35:.B83])" office:value-type="float" office:value="1090517350" calcext:value-type="float">
            <text:p>1090517350</text:p>
          </table:table-cell>
          <table:table-cell table:formula="of:=IF([.C35:.C83] &gt;0 ; 1056966304; [.C35:.C83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-2130708118" calcext:value-type="float">
            <text:p>-2130708118</text:p>
          </table:table-cell>
          <table:table-cell table:formula="of:=IF([.B36:.B84]&lt; -1056966304; -1056966304; [.B36:.B84])" office:value-type="float" office:value="-1056966304" calcext:value-type="float">
            <text:p>-1056966304</text:p>
          </table:table-cell>
          <table:table-cell table:formula="of:=IF([.C36:.C84] &gt;0 ; 1056966304; [.C36:.C84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1090517364" calcext:value-type="float">
            <text:p>1090517364</text:p>
          </table:table-cell>
          <table:table-cell table:formula="of:=IF([.B37:.B85]&lt; -1056966304; -1056966304; [.B37:.B85])" office:value-type="float" office:value="1090517364" calcext:value-type="float">
            <text:p>1090517364</text:p>
          </table:table-cell>
          <table:table-cell table:formula="of:=IF([.C37:.C85] &gt;0 ; 1056966304; [.C37:.C85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16775534" calcext:value-type="float">
            <text:p>16775534</text:p>
          </table:table-cell>
          <table:table-cell table:formula="of:=IF([.B38:.B86]&lt; -1056966304; -1056966304; [.B38:.B86])" office:value-type="float" office:value="16775534" calcext:value-type="float">
            <text:p>16775534</text:p>
          </table:table-cell>
          <table:table-cell table:formula="of:=IF([.C38:.C86] &gt;0 ; 1056966304; [.C38:.C86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-2130708136" calcext:value-type="float">
            <text:p>-2130708136</text:p>
          </table:table-cell>
          <table:table-cell table:formula="of:=IF([.B39:.B87]&lt; -1056966304; -1056966304; [.B39:.B87])" office:value-type="float" office:value="-1056966304" calcext:value-type="float">
            <text:p>-1056966304</text:p>
          </table:table-cell>
          <table:table-cell table:formula="of:=IF([.C39:.C87] &gt;0 ; 1056966304; [.C39:.C87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16775505" calcext:value-type="float">
            <text:p>16775505</text:p>
          </table:table-cell>
          <table:table-cell table:formula="of:=IF([.B40:.B88]&lt; -1056966304; -1056966304; [.B40:.B88])" office:value-type="float" office:value="16775505" calcext:value-type="float">
            <text:p>16775505</text:p>
          </table:table-cell>
          <table:table-cell table:formula="of:=IF([.C40:.C88] &gt;0 ; 1056966304; [.C40:.C88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-1056966305" calcext:value-type="float">
            <text:p>-1056966305</text:p>
          </table:table-cell>
          <table:table-cell table:formula="of:=IF([.B41:.B89]&lt; -1056966304; -1056966304; [.B41:.B89])" office:value-type="float" office:value="-1056966304" calcext:value-type="float">
            <text:p>-1056966304</text:p>
          </table:table-cell>
          <table:table-cell table:formula="of:=IF([.C41:.C89] &gt;0 ; 1056966304; [.C41:.C89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-2130708117" calcext:value-type="float">
            <text:p>-2130708117</text:p>
          </table:table-cell>
          <table:table-cell table:formula="of:=IF([.B42:.B90]&lt; -1056966304; -1056966304; [.B42:.B90])" office:value-type="float" office:value="-1056966304" calcext:value-type="float">
            <text:p>-1056966304</text:p>
          </table:table-cell>
          <table:table-cell table:formula="of:=IF([.C42:.C90] &gt;0 ; 1056966304; [.C42:.C90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-2130708122" calcext:value-type="float">
            <text:p>-2130708122</text:p>
          </table:table-cell>
          <table:table-cell table:formula="of:=IF([.B43:.B91]&lt; -1056966304; -1056966304; [.B43:.B91])" office:value-type="float" office:value="-1056966304" calcext:value-type="float">
            <text:p>-1056966304</text:p>
          </table:table-cell>
          <table:table-cell table:formula="of:=IF([.C43:.C91] &gt;0 ; 1056966304; [.C43:.C91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1090517346" calcext:value-type="float">
            <text:p>1090517346</text:p>
          </table:table-cell>
          <table:table-cell table:formula="of:=IF([.B44:.B92]&lt; -1056966304; -1056966304; [.B44:.B92])" office:value-type="float" office:value="1090517346" calcext:value-type="float">
            <text:p>1090517346</text:p>
          </table:table-cell>
          <table:table-cell table:formula="of:=IF([.C44:.C92] &gt;0 ; 1056966304; [.C44:.C92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1090517350" calcext:value-type="float">
            <text:p>1090517350</text:p>
          </table:table-cell>
          <table:table-cell table:formula="of:=IF([.B45:.B93]&lt; -1056966304; -1056966304; [.B45:.B93])" office:value-type="float" office:value="1090517350" calcext:value-type="float">
            <text:p>1090517350</text:p>
          </table:table-cell>
          <table:table-cell table:formula="of:=IF([.C45:.C93] &gt;0 ; 1056966304; [.C45:.C93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16775524" calcext:value-type="float">
            <text:p>16775524</text:p>
          </table:table-cell>
          <table:table-cell table:formula="of:=IF([.B46:.B94]&lt; -1056966304; -1056966304; [.B46:.B94])" office:value-type="float" office:value="16775524" calcext:value-type="float">
            <text:p>16775524</text:p>
          </table:table-cell>
          <table:table-cell table:formula="of:=IF([.C46:.C94] &gt;0 ; 1056966304; [.C46:.C94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-1056966303" calcext:value-type="float">
            <text:p>-1056966303</text:p>
          </table:table-cell>
          <table:table-cell table:formula="of:=IF([.B47:.B95]&lt; -1056966304; -1056966304; [.B47:.B95])" office:value-type="float" office:value="-1056966303" calcext:value-type="float">
            <text:p>-1056966303</text:p>
          </table:table-cell>
          <table:table-cell table:formula="of:=IF([.C47:.C95] &gt;0 ; 1056966304; [.C47:.C95])" office:value-type="float" office:value="-1056966303" calcext:value-type="float">
            <text:p>-1056966303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16775534" calcext:value-type="float">
            <text:p>16775534</text:p>
          </table:table-cell>
          <table:table-cell table:formula="of:=IF([.B48:.B96]&lt; -1056966304; -1056966304; [.B48:.B96])" office:value-type="float" office:value="16775534" calcext:value-type="float">
            <text:p>16775534</text:p>
          </table:table-cell>
          <table:table-cell table:formula="of:=IF([.C48:.C96] &gt;0 ; 1056966304; [.C48:.C96])" office:value-type="float" office:value="1056966304" calcext:value-type="float">
            <text:p>1056966304</text:p>
          </table:table-cell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-2130708105" calcext:value-type="float">
            <text:p>-2130708105</text:p>
          </table:table-cell>
          <table:table-cell table:formula="of:=IF([.B49:.B97]&lt; -1056966304; -1056966304; [.B49:.B97])" office:value-type="float" office:value="-1056966304" calcext:value-type="float">
            <text:p>-1056966304</text:p>
          </table:table-cell>
          <table:table-cell table:formula="of:=IF([.C49:.C97] &gt;0 ; 1056966304; [.C49:.C97])" office:value-type="float" office:value="-1056966304" calcext:value-type="float">
            <text:p>-1056966304</text:p>
          </table:table-cell>
          <table:table-cell/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/>
          <table:table-cell table:formula="of:=SUM([.B1:.B1048575])" office:value-type="float" office:value="-19579093820" calcext:value-type="float">
            <text:p>-195790938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text>-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st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4T20:01:29.548118900</dc:date>
    <meta:editing-duration>PT1H55M12S</meta:editing-duration>
    <meta:editing-cycles>4</meta:editing-cycles>
    <meta:generator>LibreOffice/5.1.6.2$Linux_X86_64 LibreOffice_project/10m0$Build-2</meta:generator>
    <meta:document-statistic meta:table-count="1" meta:cell-count="1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522cm" svg:height="12.246cm" xlink:href=".." xlink:type="simple" chart:class="chart:scatter" chart:style-name="ch1">
        <chart:legend chart:legend-position="end" svg:x="36.67cm" svg:y="5.824cm" style:legend-expansion="high" chart:style-name="ch2"/>
        <chart:plot-area chart:style-name="ch3" table:cell-range-address="shortTest.A1:shortTest.A49 shortTest.C1:shortTest.C49" svg:x="0.79cm" svg:y="0.244cm" svg:width="35.09cm" svg:height="11.758cm">
          <chartooo:coordinate-region svg:x="2.999cm" svg:y="0.443cm" svg:width="32.509cm" svg:height="11.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ortTest.C1:shortTest.C49" chart:class="chart:scatter">
            <chart:domain table:cell-range-address="shortTest.A1:shortTest.A49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5">
                <text:p>6345</text:p>
                <draw:g>
                  <svg:desc>shortTest.A1:shortTest.A49</svg:desc>
                </draw:g>
              </table:table-cell>
              <table:table-cell office:value-type="float" office:value="-1056966304">
                <text:p>-1056966304</text:p>
                <draw:g>
                  <svg:desc>shortTest.C1:shortTest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7">
                <text:p>6347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49">
                <text:p>634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51">
                <text:p>6351</text:p>
              </table:table-cell>
              <table:table-cell office:value-type="float" office:value="16775508">
                <text:p>16775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53">
                <text:p>6353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55">
                <text:p>635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57">
                <text:p>6357</text:p>
              </table:table-cell>
              <table:table-cell office:value-type="float" office:value="1090517358">
                <text:p>1090517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59">
                <text:p>6359</text:p>
              </table:table-cell>
              <table:table-cell office:value-type="float" office:value="-1056966303">
                <text:p>-1056966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1">
                <text:p>6361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63">
                <text:p>6363</text:p>
              </table:table-cell>
              <table:table-cell office:value-type="float" office:value="-1056966303">
                <text:p>-1056966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65">
                <text:p>6365</text:p>
              </table:table-cell>
              <table:table-cell office:value-type="float" office:value="1090517347">
                <text:p>1090517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67">
                <text:p>6367</text:p>
              </table:table-cell>
              <table:table-cell office:value-type="float" office:value="16775533">
                <text:p>16775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9">
                <text:p>636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71">
                <text:p>6371</text:p>
              </table:table-cell>
              <table:table-cell office:value-type="float" office:value="16775548">
                <text:p>16775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73">
                <text:p>6373</text:p>
              </table:table-cell>
              <table:table-cell office:value-type="float" office:value="16775529">
                <text:p>16775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75">
                <text:p>637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77">
                <text:p>6377</text:p>
              </table:table-cell>
              <table:table-cell office:value-type="float" office:value="1090517342">
                <text:p>1090517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79">
                <text:p>6379</text:p>
              </table:table-cell>
              <table:table-cell office:value-type="float" office:value="16775533">
                <text:p>16775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81">
                <text:p>6381</text:p>
              </table:table-cell>
              <table:table-cell office:value-type="float" office:value="1090517355">
                <text:p>1090517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83">
                <text:p>6383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85">
                <text:p>6385</text:p>
              </table:table-cell>
              <table:table-cell office:value-type="float" office:value="1090517345">
                <text:p>1090517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87">
                <text:p>6387</text:p>
              </table:table-cell>
              <table:table-cell office:value-type="float" office:value="1090517349">
                <text:p>1090517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89">
                <text:p>6389</text:p>
              </table:table-cell>
              <table:table-cell office:value-type="float" office:value="1090517349">
                <text:p>1090517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91">
                <text:p>6391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93">
                <text:p>6393</text:p>
              </table:table-cell>
              <table:table-cell office:value-type="float" office:value="1090517355">
                <text:p>1090517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95">
                <text:p>6395</text:p>
              </table:table-cell>
              <table:table-cell office:value-type="float" office:value="16775520">
                <text:p>167755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97">
                <text:p>6397</text:p>
              </table:table-cell>
              <table:table-cell office:value-type="float" office:value="1090517329">
                <text:p>1090517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99">
                <text:p>639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01">
                <text:p>6401</text:p>
              </table:table-cell>
              <table:table-cell office:value-type="float" office:value="16775540">
                <text:p>16775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03">
                <text:p>6403</text:p>
              </table:table-cell>
              <table:table-cell office:value-type="float" office:value="1090517365">
                <text:p>1090517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5">
                <text:p>6405</text:p>
              </table:table-cell>
              <table:table-cell office:value-type="float" office:value="1090517360">
                <text:p>10905173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7">
                <text:p>6407</text:p>
              </table:table-cell>
              <table:table-cell office:value-type="float" office:value="-1056966284">
                <text:p>-1056966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9">
                <text:p>6409</text:p>
              </table:table-cell>
              <table:table-cell office:value-type="float" office:value="1090517367">
                <text:p>1090517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11">
                <text:p>6411</text:p>
              </table:table-cell>
              <table:table-cell office:value-type="float" office:value="1090517358">
                <text:p>1090517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13">
                <text:p>6413</text:p>
              </table:table-cell>
              <table:table-cell office:value-type="float" office:value="1090517350">
                <text:p>1090517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15">
                <text:p>641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17">
                <text:p>6417</text:p>
              </table:table-cell>
              <table:table-cell office:value-type="float" office:value="1090517364">
                <text:p>1090517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19">
                <text:p>6419</text:p>
              </table:table-cell>
              <table:table-cell office:value-type="float" office:value="16775534">
                <text:p>16775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21">
                <text:p>6421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23">
                <text:p>6423</text:p>
              </table:table-cell>
              <table:table-cell office:value-type="float" office:value="16775505">
                <text:p>16775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25">
                <text:p>642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27">
                <text:p>6427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29">
                <text:p>642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31">
                <text:p>6431</text:p>
              </table:table-cell>
              <table:table-cell office:value-type="float" office:value="1090517346">
                <text:p>10905173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33">
                <text:p>6433</text:p>
              </table:table-cell>
              <table:table-cell office:value-type="float" office:value="1090517350">
                <text:p>10905173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35">
                <text:p>6435</text:p>
              </table:table-cell>
              <table:table-cell office:value-type="float" office:value="16775524">
                <text:p>16775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37">
                <text:p>6437</text:p>
              </table:table-cell>
              <table:table-cell office:value-type="float" office:value="-1056966303">
                <text:p>-1056966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39">
                <text:p>6439</text:p>
              </table:table-cell>
              <table:table-cell office:value-type="float" office:value="16775534">
                <text:p>16775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41">
                <text:p>6441</text:p>
              </table:table-cell>
              <table:table-cell office:value-type="float" office:value="-1056966304">
                <text:p>-1056966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393cm" svg:height="9.431cm" xlink:href=".." xlink:type="simple" chart:class="chart:scatter" chart:style-name="ch1">
        <chart:legend chart:legend-position="end" svg:x="32.541cm" svg:y="4.416cm" style:legend-expansion="high" chart:style-name="ch2"/>
        <chart:plot-area chart:style-name="ch3" table:cell-range-address="shortTest.A1:shortTest.A49 shortTest.D1:shortTest.D49" svg:x="0.707cm" svg:y="0.188cm" svg:width="31.127cm" svg:height="9.055cm">
          <chartooo:coordinate-region svg:x="2.916cm" svg:y="0.387cm" svg:width="28.546cm" svg:height="8.6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ortTest.D1:shortTest.D49" chart:class="chart:scatter">
            <chart:domain table:cell-range-address="shortTest.A1:shortTest.A49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5">
                <text:p>6345</text:p>
                <draw:g>
                  <svg:desc>shortTest.A1:shortTest.A49</svg:desc>
                </draw:g>
              </table:table-cell>
              <table:table-cell office:value-type="float" office:value="-1056966304">
                <text:p>-1056966304</text:p>
                <draw:g>
                  <svg:desc>shortTest.D1:shortTest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7">
                <text:p>6347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49">
                <text:p>634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51">
                <text:p>6351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53">
                <text:p>6353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55">
                <text:p>635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57">
                <text:p>6357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59">
                <text:p>6359</text:p>
              </table:table-cell>
              <table:table-cell office:value-type="float" office:value="-1056966303">
                <text:p>-1056966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1">
                <text:p>6361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63">
                <text:p>6363</text:p>
              </table:table-cell>
              <table:table-cell office:value-type="float" office:value="-1056966303">
                <text:p>-1056966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65">
                <text:p>6365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67">
                <text:p>6367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9">
                <text:p>636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71">
                <text:p>6371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73">
                <text:p>6373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75">
                <text:p>637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77">
                <text:p>6377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79">
                <text:p>6379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81">
                <text:p>6381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83">
                <text:p>6383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85">
                <text:p>6385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87">
                <text:p>6387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89">
                <text:p>6389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91">
                <text:p>6391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93">
                <text:p>6393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95">
                <text:p>6395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97">
                <text:p>6397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99">
                <text:p>639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01">
                <text:p>6401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03">
                <text:p>6403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5">
                <text:p>6405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7">
                <text:p>6407</text:p>
              </table:table-cell>
              <table:table-cell office:value-type="float" office:value="-1056966284">
                <text:p>-1056966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9">
                <text:p>6409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11">
                <text:p>6411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13">
                <text:p>6413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15">
                <text:p>641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17">
                <text:p>6417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19">
                <text:p>6419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21">
                <text:p>6421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23">
                <text:p>6423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25">
                <text:p>642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27">
                <text:p>6427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29">
                <text:p>642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31">
                <text:p>6431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33">
                <text:p>6433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35">
                <text:p>6435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37">
                <text:p>6437</text:p>
              </table:table-cell>
              <table:table-cell office:value-type="float" office:value="-1056966303">
                <text:p>-1056966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39">
                <text:p>6439</text:p>
              </table:table-cell>
              <table:table-cell office:value-type="float" office:value="1056966304">
                <text:p>1056966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41">
                <text:p>6441</text:p>
              </table:table-cell>
              <table:table-cell office:value-type="float" office:value="-1056966304">
                <text:p>-1056966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